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3465a4" draw:marker-start-width="0.28cm" draw:marker-end-width="0.28cm" draw:fill="solid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textarea-horizontal-align="justify" draw:textarea-vertical-align="middle" draw:auto-grow-height="false" fo:min-height="1.053cm" fo:min-width="0.804cm"/>
      <style:paragraph-properties style:writing-mode="lr-tb"/>
    </style:style>
    <style:style style:name="gr3" style:family="graphic" style:parent-style-name="standard">
      <style:graphic-properties svg:stroke-color="#3465a4" draw:textarea-horizontal-align="justify" draw:textarea-vertical-align="middle" draw:auto-grow-height="false" fo:min-height="0.55cm" fo:min-width="2.201cm"/>
    </style:style>
    <style:style style:name="gr4" style:family="graphic" style:parent-style-name="standard">
      <style:graphic-properties svg:stroke-color="#3465a4" draw:textarea-horizontal-align="justify" draw:textarea-vertical-align="middle" draw:auto-grow-height="false" fo:min-height="0.034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1.037cm" fo:min-width="0.5cm"/>
    </style:style>
    <style:style style:name="gr6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textarea-horizontal-align="justify" draw:textarea-vertical-align="middle" draw:auto-grow-height="false" fo:min-height="1.053cm" fo:min-width="0.804cm"/>
    </style:style>
    <style:style style:name="gr8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textarea-horizontal-align="justify" draw:textarea-vertical-align="middle" draw:auto-grow-height="false" fo:min-height="0.95cm" fo:min-width="0.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27cm"/>
      <style:paragraph-properties style:writing-mode="lr-tb"/>
    </style:style>
    <style:style style:name="gr12" style:family="graphic" style:parent-style-name="objectwithoutfill">
      <style:graphic-properties svg:stroke-color="#000000" draw:marker-end="Arrow" draw:marker-end-width="0.3cm" draw:fill="solid" draw:fill-color="#729fcf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623cm"/>
      <style:paragraph-properties style:writing-mode="lr-tb"/>
    </style:style>
    <style:style style:name="gr14" style:family="graphic" style:parent-style-name="standard">
      <style:graphic-properties svg:stroke-width="0.081cm" svg:stroke-color="#c9211e" draw:marker-start="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  <style:paragraph-properties style:writing-mode="lr-tb"/>
    </style:style>
    <style:style style:name="P1" style:family="paragraph">
      <loext:graphic-properties draw:fill="solid"/>
      <style:paragraph-properties fo:margin-top="0.2cm" fo:margin-bottom="0cm" fo:text-align="center"/>
      <style:text-properties fo:font-size="18pt" style:font-size-asian="18pt" style:font-size-complex="18pt"/>
    </style:style>
    <style:style style:name="P2" style:family="paragraph">
      <style:paragraph-properties fo:margin-top="0.2cm" fo:margin-bottom="0cm" fo:text-align="center" style:writing-mode="lr-tb"/>
      <style:text-properties fo:font-size="18pt" style:font-size-asian="18pt" style:font-size-complex="18pt"/>
    </style:style>
    <style:style style:name="P3" style:family="paragraph">
      <style:paragraph-properties fo:margin-top="0.2cm" fo:margin-bottom="0cm" fo:text-align="center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margin-top="0.2cm" fo:margin-bottom="0cm" fo:text-align="center"/>
      <style:text-properties fo:font-size="18pt" style:font-size-asian="18pt" style:font-size-complex="18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7" style:family="paragraph">
      <style:paragraph-properties fo:margin-top="0.2cm" fo:margin-bottom="0cm"/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paragraph-properties fo:margin-top="0.2cm" fo:margin-bottom="0cm" style:writing-mode="lr-tb"/>
      <style:text-properties fo:font-size="18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solid" draw:fill-color="#729fcf"/>
      <style:paragraph-properties fo:margin-top="0.2cm" fo:margin-bottom="0cm" fo:text-align="center"/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paragraph-properties fo:margin-top="0.2cm" fo:margin-bottom="0cm" fo:text-align="center" style:writing-mode="lr-tb"/>
      <style:text-properties fo:font-size="18pt" style:font-size-asian="18pt" style:font-size-complex="18pt"/>
    </style:style>
    <style:style style:name="P12" style:family="paragraph">
      <style:paragraph-properties fo:text-align="center"/>
    </style:style>
    <style:style style:name="P13" style:family="paragraph">
      <style:text-properties fo:color="#c9211e" fo:font-size="20pt"/>
    </style:style>
    <style:style style:name="P14" style:family="paragraph">
      <loext:graphic-properties draw:fill="none" draw:fill-color="#ffffff"/>
      <style:paragraph-properties style:writing-mode="lr-tb"/>
      <style:text-properties fo:color="#c9211e" fo:font-size="20pt"/>
    </style:style>
    <style:style style:name="P15" style:family="paragraph">
      <style:text-properties fo:color="#c9211e"/>
    </style:style>
    <style:style style:name="P16" style:family="paragraph">
      <loext:graphic-properties draw:fill="none" draw:fill-color="#ffffff"/>
      <style:paragraph-properties style:writing-mode="lr-tb"/>
      <style:text-properties fo:color="#c9211e"/>
    </style:style>
    <style:style style:name="P17" style:family="paragraph">
      <style:text-properties fo:color="#c9211e" fo:font-size="20pt" style:font-size-asian="20pt" style:font-size-complex="20pt"/>
    </style:style>
    <style:style style:name="P18" style:family="paragraph">
      <loext:graphic-properties draw:fill="none" draw:fill-color="#ffffff"/>
      <style:paragraph-properties style:writing-mode="lr-tb"/>
      <style:text-properties fo:color="#c9211e" fo:font-size="20pt" style:font-size-asian="20pt" style:font-size-complex="20pt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fo:color="#c9211e" style:font-size-asian="20pt" style:font-size-complex="20pt"/>
    </style:style>
    <style:style style:name="T4" style:family="text">
      <style:text-properties fo:color="#c9211e" style:text-position="-33% 58%" style:font-name="Liberation Sans1" style:font-name-asian="Liberation Sans1" style:font-size-asian="20pt" style:font-name-complex="Liberation Sans1" style:font-size-complex="20pt"/>
    </style:style>
    <style:style style:name="T5" style:family="text">
      <style:text-properties style:font-size-asian="20pt" style:font-size-complex="20pt"/>
    </style:style>
    <style:style style:name="T6" style:family="text">
      <style:text-properties style:text-position="-33% 58%" style:font-name="Liberation Sans1" style:font-name-asian="Liberation Sans1" style:font-size-asian="20pt" style:font-name-complex="Liberation Sans1" style:font-size-complex="2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text-position="-33% 58%" style:font-name="Liberation Sans1" fo:font-size="20pt" style:font-name-asian="Liberation Sans1" style:font-size-asian="20pt" style:font-name-complex="Liberation Sans1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cm" svg:y1="16cm" svg:x2="3cm" svg:y2="16cm">
          <text:p/>
        </draw:line>
        <draw:line draw:style-name="gr1" draw:text-style-name="P1" draw:layer="layout" svg:x1="10cm" svg:y1="2.1cm" svg:x2="10cm" svg:y2="16cm">
          <text:p/>
        </draw:line>
        <draw:line draw:style-name="gr1" draw:text-style-name="P1" draw:layer="layout" svg:x1="17cm" svg:y1="2cm" svg:x2="3cm" svg:y2="2cm">
          <text:p/>
        </draw:line>
        <draw:line draw:style-name="gr1" draw:text-style-name="P1" draw:layer="layout" svg:x1="3cm" svg:y1="2cm" svg:x2="3cm" svg:y2="16cm">
          <text:p/>
        </draw:line>
        <draw:custom-shape draw:style-name="gr2" draw:text-style-name="P2" draw:layer="layout" svg:width="1.842cm" svg:height="1.843cm" svg:x="2.1cm" svg:y="4.6cm">
          <text:p text:style-name="P2">+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701cm" svg:height="0.8cm" svg:x="5.199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4cm" svg:height="0.4cm" svg:x="9.8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701cm" svg:height="0.8cm" svg:x="12.199cm" svg:y="1.6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7cm" svg:y1="9cm" svg:x2="2.9cm" svg:y2="9cm">
          <text:p/>
        </draw:line>
        <draw:line draw:style-name="gr1" draw:text-style-name="P1" draw:layer="layout" svg:x1="17cm" svg:y1="2cm" svg:x2="17cm" svg:y2="16cm">
          <text:p/>
        </draw:line>
        <draw:custom-shape draw:style-name="gr4" draw:text-style-name="P3" draw:layer="layout" svg:width="0.4cm" svg:height="0.4cm" svg:x="9.8cm" svg:y="1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5" draw:text-style-name="P3" draw:layer="layout" svg:width="2cm" svg:height="2.573cm" svg:x="16cm" svg:y="4.22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6" draw:text-style-name="P4" draw:layer="layout" svg:x1="16.998cm" svg:y1="4.974cm" svg:x2="16.998cm" svg:y2="6.239cm">
            <text:p/>
          </draw:line>
        </draw:g>
        <draw:custom-shape draw:style-name="gr3" draw:text-style-name="P3" draw:layer="layout" svg:width="2.701cm" svg:height="0.8cm" svg:x="5.199cm" svg:y="8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01cm" svg:height="0.8cm" svg:x="12.1cm" svg:y="8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4cm" svg:height="0.4cm" svg:x="9.799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7" draw:text-style-name="P3" draw:layer="layout" svg:width="1.842cm" svg:height="1.843cm" svg:x="16.1cm" svg:y="11.597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4" draw:layer="layout" svg:x1="17.021cm" svg:y1="13.107cm" svg:x2="17.021cm" svg:y2="11.842cm">
            <text:p/>
          </draw:line>
        </draw:g>
        <draw:custom-shape draw:style-name="gr3" draw:text-style-name="P3" draw:layer="layout" svg:width="2.701cm" svg:height="0.8cm" draw:transform="rotate (-1.5707963267949) translate (10.4cm 4.197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9" draw:text-style-name="P2" draw:layer="layout" svg:width="2cm" svg:height="2.4cm" svg:x="9cm" svg:y="11.3cm">
          <text:p text:style-name="P2">+</text:p>
          <text:p text:style-name="P2">-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3" draw:layer="layout" svg:width="2.701cm" svg:height="0.8cm" draw:transform="rotate (-1.5707963267949) translate (3.4cm 11.196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3" draw:text-style-name="P3" draw:layer="layout" svg:width="2.701cm" svg:height="0.8cm" svg:x="5.2cm" svg:y="15.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4cm" svg:height="0.4cm" svg:x="2.8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1.2cm" svg:height="1.114cm" svg:x="1.4cm" svg:y="11.886cm">
          <draw:text-box>
            <text:p text:style-name="P5">R<text:span text:style-name="T1">6</text:span></text:p>
          </draw:text-box>
        </draw:frame>
        <draw:frame draw:style-name="gr10" draw:text-style-name="P8" draw:layer="layout" svg:width="1.2cm" svg:height="1.114cm" svg:x="12.9cm" svg:y="2.386cm">
          <draw:text-box>
            <text:p text:style-name="P7">R<text:span text:style-name="T1">2</text:span></text:p>
          </draw:text-box>
        </draw:frame>
        <draw:frame draw:style-name="gr10" draw:text-style-name="P8" draw:layer="layout" svg:width="1.2cm" svg:height="1.114cm" svg:x="6cm" svg:y="7.586cm">
          <draw:text-box>
            <text:p text:style-name="P7">R<text:span text:style-name="T1">4</text:span></text:p>
          </draw:text-box>
        </draw:frame>
        <draw:frame draw:style-name="gr10" draw:text-style-name="P8" draw:layer="layout" svg:width="1.2cm" svg:height="1.114cm" svg:x="12.9cm" svg:y="7.6cm">
          <draw:text-box>
            <text:p text:style-name="P7">R<text:span text:style-name="T1">5</text:span></text:p>
          </draw:text-box>
        </draw:frame>
        <draw:frame draw:style-name="gr10" draw:text-style-name="P8" draw:layer="layout" svg:width="1.2cm" svg:height="1.114cm" svg:x="6cm" svg:y="2.386cm">
          <draw:text-box>
            <text:p text:style-name="P7">R<text:span text:style-name="T1">1</text:span></text:p>
          </draw:text-box>
        </draw:frame>
        <draw:frame draw:style-name="gr11" draw:text-style-name="P8" draw:layer="layout" svg:width="2.6cm" svg:height="1.177cm" svg:x="10.9cm" svg:y="12cm">
          <draw:text-box>
            <text:p text:style-name="P7">V<text:span text:style-name="T1">c</text:span></text:p>
          </draw:text-box>
        </draw:frame>
        <draw:frame draw:style-name="gr10" draw:text-style-name="P9" draw:layer="layout" svg:width="3.4cm" svg:height="1.114cm" svg:x="18cm" svg:y="4.986cm">
          <draw:text-box>
            <text:p>I<text:span text:style-name="T1">b</text:span></text:p>
          </draw:text-box>
        </draw:frame>
        <draw:frame draw:style-name="gr10" draw:text-style-name="P8" draw:layer="layout" svg:width="1.3cm" svg:height="1.114cm" svg:x="18cm" svg:y="11.986cm">
          <draw:text-box>
            <text:p text:style-name="P7">I<text:span text:style-name="T1">d</text:span></text:p>
          </draw:text-box>
        </draw:frame>
        <draw:frame draw:style-name="gr10" draw:text-style-name="P8" draw:layer="layout" svg:width="1.2cm" svg:height="1.114cm" svg:x="10.5cm" svg:y="5cm">
          <draw:text-box>
            <text:p text:style-name="P7">R<text:span text:style-name="T1">3</text:span></text:p>
          </draw:text-box>
        </draw:frame>
        <draw:frame draw:style-name="gr10" draw:text-style-name="P6" draw:layer="layout" svg:width="1.2cm" svg:height="1.114cm" svg:x="1cm" svg:y="4.986cm">
          <draw:text-box>
            <text:p text:style-name="P5">V<text:span text:style-name="T1">a</text:span></text:p>
          </draw:text-box>
        </draw:frame>
        <draw:line draw:style-name="gr12" draw:text-style-name="P10" draw:layer="layout" svg:x1="3.7cm" svg:y1="11.5cm" svg:x2="3.7cm" svg:y2="13.5cm">
          <text:p/>
        </draw:line>
        <draw:frame draw:style-name="gr10" draw:text-style-name="P8" draw:layer="layout" svg:width="1.4cm" svg:height="1.114cm" svg:x="3.7cm" svg:y="11.8cm">
          <draw:text-box>
            <text:p text:style-name="P7">I<text:span text:style-name="T1">c</text:span></text:p>
          </draw:text-box>
        </draw:frame>
        <draw:frame draw:style-name="gr13" draw:text-style-name="P11" draw:layer="layout" svg:width="1.4cm" svg:height="2.873cm" svg:x="8.4cm" svg:y="4.112cm">
          <draw:text-box>
            <text:p text:style-name="P3">+</text:p>
            <text:p text:style-name="P3"><text:s/>V<text:span text:style-name="T1">b </text:span><text:span text:style-name="T2">-</text:span></text:p>
          </draw:text-box>
        </draw:frame>
        <draw:custom-shape draw:style-name="gr4" draw:text-style-name="P3" draw:layer="measurelines" svg:width="0.4cm" svg:height="0.4cm" svg:x="2.801cm" svg:y="15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measurelines" svg:width="0.4cm" svg:height="0.4cm" svg:x="2.801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measurelines" svg:width="0.4cm" svg:height="0.4cm" svg:x="16.8cm" svg:y="8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measurelines" svg:width="0.4cm" svg:height="0.4cm" svg:x="16.801cm" svg:y="1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1.2cm" svg:height="1.114cm" svg:x="5.9cm" svg:y="14.586cm">
          <draw:text-box>
            <text:p text:style-name="P7">R<text:span text:style-name="T1">7</text:span></text:p>
          </draw:text-box>
        </draw:frame>
        <draw:frame draw:style-name="gr10" draw:text-style-name="P9" draw:layer="layout" svg:width="1.2cm" svg:height="1.114cm" svg:x="7.809cm" svg:y="9.401cm">
          <draw:text-box>
            <text:p>R<text:span text:style-name="T1">4</text:span></text:p>
          </draw:text-box>
        </draw:frame>
        <draw:ellipse draw:style-name="gr14" draw:text-style-name="P12" draw:layer="layout" svg:width="3.107cm" svg:height="3cm" svg:x="4.893cm" svg:y="4cm" draw:kind="arc" draw:start-angle="201.31" draw:end-angle="137.47">
          <text:p/>
        </draw:ellipse>
        <draw:frame draw:style-name="gr15" draw:text-style-name="P14" draw:layer="layout" svg:width="1.2cm" svg:height="1.207cm" svg:x="7.5cm" svg:y="6.4cm">
          <draw:text-box>
            <text:p text:style-name="P13"><text:span text:style-name="T3">I</text:span><text:span text:style-name="T4">α</text:span></text:p>
          </draw:text-box>
        </draw:frame>
        <draw:ellipse draw:style-name="gr14" draw:text-style-name="P12" draw:layer="layout" svg:width="3.107cm" svg:height="3cm" svg:x="4.894cm" svg:y="11cm" draw:kind="arc" draw:start-angle="201.31" draw:end-angle="137.47">
          <text:p/>
        </draw:ellipse>
        <draw:ellipse draw:style-name="gr14" draw:text-style-name="P12" draw:layer="layout" svg:width="3.107cm" svg:height="3cm" svg:x="11.894cm" svg:y="4cm" draw:kind="arc" draw:start-angle="201.31" draw:end-angle="137.47">
          <text:p/>
        </draw:ellipse>
        <draw:ellipse draw:style-name="gr14" draw:text-style-name="P12" draw:layer="layout" svg:width="3.107cm" svg:height="3cm" svg:x="11.915cm" svg:y="11cm" draw:kind="arc" draw:start-angle="201.31" draw:end-angle="137.47">
          <text:p/>
        </draw:ellipse>
        <draw:frame draw:style-name="gr15" draw:text-style-name="P14" draw:layer="layout" svg:width="1.2cm" svg:height="1.207cm" svg:x="14.5cm" svg:y="6.4cm">
          <draw:text-box>
            <text:p text:style-name="P13"><text:span text:style-name="T5">I</text:span><text:span text:style-name="T6">β</text:span></text:p>
          </draw:text-box>
        </draw:frame>
        <draw:frame draw:style-name="gr15" draw:text-style-name="P16" draw:layer="layout" svg:width="1.2cm" svg:height="1.207cm" svg:x="14.5cm" svg:y="13.393cm">
          <draw:text-box>
            <text:p text:style-name="P15"><text:span text:style-name="T7">I</text:span><text:span text:style-name="T8">ɣ</text:span></text:p>
          </draw:text-box>
        </draw:frame>
        <draw:frame draw:style-name="gr15" draw:text-style-name="P18" draw:layer="layout" svg:width="1.2cm" svg:height="1.207cm" svg:x="7.5cm" svg:y="13.4cm">
          <draw:text-box>
            <text:p text:style-name="P17"><text:span text:style-name="T7">I</text:span><text:span text:style-name="T8">δ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8T21:47:24.468961526</meta:creation-date>
    <dc:date>2021-03-18T22:25:35.216350217</dc:date>
    <meta:editing-duration>PT22M43S</meta:editing-duration>
    <meta:editing-cycles>6</meta:editing-cycles>
    <meta:generator>LibreOffice/6.4.6.2$Linux_X86_64 LibreOffice_project/40$Build-2</meta:generator>
    <meta:document-statistic meta:object-count="52"/>
  </office:meta>
</office:document-meta>
</file>